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margin-top="0.0398in" fo:margin-bottom="0.0398in" loext:contextual-spacing="false" fo:text-align="start" style:justify-single-word="false" style:snap-to-layout-grid="false"/>
      <style:text-properties fo:font-size="12pt" officeooo:rsid="0014d206" officeooo:paragraph-rsid="0014da81" style:font-size-asian="12pt" style:font-size-complex="12pt"/>
    </style:style>
    <style:style style:name="P3" style:family="paragraph" style:parent-style-name="Avery_20_Style_20_1">
      <style:paragraph-properties fo:margin-top="0.0398in" fo:margin-bottom="0.0398in" loext:contextual-spacing="false" fo:text-align="start" style:justify-single-word="false" style:snap-to-layout-grid="false"/>
      <style:text-properties fo:font-size="10pt" officeooo:rsid="0014d206" officeooo:paragraph-rsid="0014d206" style:font-size-asian="10pt" style:font-size-complex="10pt"/>
    </style:style>
    <style:style style:name="P4" style:family="paragraph" style:parent-style-name="Avery_20_Style_20_1">
      <style:paragraph-properties fo:margin-top="0.0398in" fo:margin-bottom="0.0398in" loext:contextual-spacing="false" fo:text-align="start" style:justify-single-word="false" style:snap-to-layout-grid="false"/>
      <style:text-properties fo:font-size="10pt" officeooo:rsid="0014d206" officeooo:paragraph-rsid="0014da81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4da81"/>
    </style:style>
    <style:style style:name="T2" style:family="text">
      <style:text-properties officeooo:rsid="0016bdaa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10K ohm → 22K ohm (<text:span text:style-name="T1">red-red-orange-gold)</text:span></text:p>
          </table:table-cell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2"/>10K ohm → 22K ohm (<text:span text:style-name="T1">red-red-orange-gold)</text:span></text:p>
          </table:table-cell>
        </table:table-row>
        <table:table-row table:style-name="Table1.1"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3"/>10K ohm → 22K ohm (<text:span text:style-name="T1">red-red-orange-gold)</text:span></text:p>
          </table:table-cell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4"/>10K ohm → 22K ohm (<text:span text:style-name="T1">red-red-orange-gold)</text:span></text:p>
          </table:table-cell>
        </table:table-row>
        <table:table-row table:style-name="Table1.1"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5"/>10K ohm → 22K ohm (<text:span text:style-name="T1">red-red-orange-gold)</text:span></text:p>
          </table:table-cell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6"/>10K ohm → 22K ohm (<text:span text:style-name="T1">red-red-orange-gold)</text:span></text:p>
          </table:table-cell>
        </table:table-row>
        <table:table-row table:style-name="Table1.1"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7"/>10K ohm → 22K ohm (<text:span text:style-name="T1">red-red-orange-gold)</text:span></text:p>
          </table:table-cell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8"/>10K ohm → 22K ohm (<text:span text:style-name="T1">red-red-orange-gold)</text:span></text:p>
          </table:table-cell>
        </table:table-row>
        <table:table-row table:style-name="Table1.1"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9"/>10K ohm → 22K ohm (<text:span text:style-name="T1">red-red-orange-gold)</text:span></text:p>
          </table:table-cell>
          <table:table-cell table:style-name="Table1.A1" office:value-type="string">
            <text:p text:style-name="P2">Resistor <text:span text:style-name="T2">s</text:span>ubstitutions to improve <text:span text:style-name="T1">obstacle </text:span>detection:</text:p>
            <text:p text:style-name="P4">100 ohm → 47 ohm (<text:span text:style-name="T1">yel-purp-black-gold)</text:span></text:p>
            <text:p text:style-name="P4"><text:bookmark text:name="Blank_MP1_panel10"/>10K ohm → 22K ohm (<text:span text:style-name="T1">red-red-orange-gold)</text:span></text:p>
          </table:table-cell>
        </table:table-row>
      </table:table>
      <text:p text:style-name="P1"><draw:custom-shape text:anchor-type="char" draw:z-index="0" draw:style-name="gr1" draw:text-style-name="P5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5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5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5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5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5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5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5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5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5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10:49:00</meta:creation-date>
    <dc:date>2018-06-23T10:21:31.898000000</dc:date>
    <meta:print-date>2018-06-22T21:24:40.063000000</meta:print-date>
    <meta:editing-cycles>8</meta:editing-cycles>
    <meta:editing-duration>PT21M21S</meta:editing-duration>
    <meta:generator>LibreOffice/5.4.4.2$Windows_X86_64 LibreOffice_project/2524958677847fb3bb44820e40380acbe820f960</meta:generator>
    <meta:document-statistic meta:table-count="1" meta:image-count="0" meta:object-count="0" meta:page-count="1" meta:paragraph-count="30" meta:word-count="180" meta:character-count="1300" meta:non-whitespace-character-count="1150"/>
    <meta:user-defined meta:name="productGroup">U-0113-01</meta:user-defined>
  </office:meta>
</office:document-meta>
</file>